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omente_20_título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Somente_20_título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loext:graphic-properties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96pt" fo:letter-spacing="normal" fo:font-style="normal" style:text-underline-style="none" fo:font-weight="normal" style:font-size-asian="96pt" style:font-style-asian="normal" style:font-weight-asian="normal" style:font-size-complex="9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1000 Graus&#10;Renascer Praise " draw:style-name="dp1" draw:master-page-name="Somente_20_título" presentation:presentation-page-layout-name="AL1T19">
        <draw:frame draw:name="Título 3" presentation:style-name="pr1" draw:text-style-name="P2" draw:layer="layout" svg:width="23.613cm" svg:height="17.691cm" svg:x="0.992cm" svg:y="0.763cm" presentation:class="title" presentation:user-transformed="true">
          <draw:text-box>
            <text:p text:style-name="P1"><text:span text:style-name="T1">1000 Graus</text:span><text:span text:style-name="T2"><text:line-break/></text:span><text:span text:style-name="T3">Renascer Praise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omente_20_título" presentation:presentation-page-layout-name="AL1T19">
        <draw:frame draw:name="Título 3" presentation:style-name="pr1" draw:text-style-name="P2" draw:layer="layout" svg:width="23.613cm" svg:height="17.691cm" svg:x="0.992cm" svg:y="0.763cm" presentation:class="title" presentation:user-transformed="true">
          <draw:text-box>
            <text:p text:style-name="P1"><text:span text:style-name="T4">Na presença dos homens</text:span><text:span text:style-name="T4"><text:line-break/></text:span><text:span text:style-name="T4">Na presença dos anjos sempre</text:span><text:span text:style-name="T4"><text:line-break/></text:span><text:span text:style-name="T4">Eu te louvarei Te louvare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omente_20_título" presentation:presentation-page-layout-name="AL1T19">
        <draw:frame draw:name="Título 3" presentation:style-name="pr1" draw:text-style-name="P2" draw:layer="layout" svg:width="23.613cm" svg:height="17.691cm" svg:x="0.992cm" svg:y="0.763cm" presentation:class="title" presentation:user-transformed="true">
          <draw:text-box>
            <text:p text:style-name="P1"><text:span text:style-name="T4">Mesmo estando em guerra</text:span><text:span text:style-name="T4"><text:line-break/></text:span><text:span text:style-name="T4">Vou celebrando minha vitória</text:span><text:span text:style-name="T4"><text:line-break/></text:span><text:span text:style-name="T4">Eu te louvarei Te louvare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omente_20_título" presentation:presentation-page-layout-name="AL1T19">
        <draw:frame draw:name="Título 3" presentation:style-name="pr1" draw:text-style-name="P2" draw:layer="layout" svg:width="23.613cm" svg:height="17.691cm" svg:x="0.992cm" svg:y="0.763cm" presentation:class="title" presentation:user-transformed="true">
          <draw:text-box>
            <text:p text:style-name="P1"><text:span text:style-name="T4"><text:s/></text:span><text:span text:style-name="T4">Sobre toda terra, novo som se ouvirá </text:span><text:span text:style-name="T4"><text:line-break/></text:span><text:span text:style-name="T4">Tua alegria, força pra continuar</text:span><text:span text:style-name="T4"><text:line-break/></text:span><text:span text:style-name="T4">Deus de maravilhas, que maravilha</text:span><text:span text:style-name="T4"><text:line-break/></text:span><text:span text:style-name="T4">Te louvar, te louvar, te louv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omente_20_título" presentation:presentation-page-layout-name="AL1T19">
        <draw:frame draw:name="Título 3" presentation:style-name="pr1" draw:text-style-name="P2" draw:layer="layout" svg:width="23.613cm" svg:height="18.057cm" svg:x="0.992cm" svg:y="0.397cm" presentation:class="title" presentation:user-transformed="true">
          <draw:text-box>
            <text:p text:style-name="P1"><text:span text:style-name="T4">Eu entro na tua presença pra receber o seu poder</text:span><text:span text:style-name="T4"><text:line-break/></text:span><text:span text:style-name="T4">E quanto mais o tempo passa mais quero Deus</text:span><text:span text:style-name="T4"><text:line-break/></text:span><text:span text:style-name="T4">O fogo cai a igreja canta o inimigo vai ao chão</text:span><text:span text:style-name="T4"><text:line-break/></text:span><text:span text:style-name="T4">Fogo e glória nas cabeças, mil graus de unção</text:span><text:span text:style-name="T4"><text:line-break/></text:span><text:span text:style-name="T4">Mil graus de unção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omente_20_título" presentation:presentation-page-layout-name="AL1T19">
        <draw:frame draw:name="Título 3" presentation:style-name="pr1" draw:text-style-name="P2" draw:layer="layout" svg:width="23.613cm" svg:height="17.691cm" svg:x="0.992cm" svg:y="0.763cm" presentation:class="title" presentation:user-transformed="true">
          <draw:text-box>
            <text:p text:style-name="P1"><text:span text:style-name="T4">O som da festa vai subir</text:span><text:span text:style-name="T4"><text:line-break/></text:span><text:span text:style-name="T4">Sua glória descerá</text:span><text:span text:style-name="T4"><text:line-break/></text:span><text:span text:style-name="T4">Se ouvirá um novo som</text:span><text:span text:style-name="T4"><text:line-break/></text:span><text:span text:style-name="T4">De aleluia, Alelu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omente_20_título" presentation:presentation-page-layout-name="AL1T19">
        <draw:frame draw:name="Título 3" presentation:style-name="pr1" draw:text-style-name="P2" draw:layer="layout" svg:width="23.613cm" svg:height="17.691cm" svg:x="0.992cm" svg:y="0.763cm" presentation:class="title" presentation:user-transformed="true">
          <draw:text-box>
            <text:p text:style-name="P1"><text:span text:style-name="T4">Na presença dos homens</text:span><text:span text:style-name="T4"><text:line-break/></text:span><text:span text:style-name="T4">Na presença dos anjos sempre</text:span><text:span text:style-name="T4"><text:line-break/></text:span><text:span text:style-name="T4">Eu te louvarei Te louvare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omente_20_título" presentation:presentation-page-layout-name="AL1T19">
        <draw:frame draw:name="Título 3" presentation:style-name="pr1" draw:text-style-name="P2" draw:layer="layout" svg:width="23.613cm" svg:height="17.691cm" svg:x="0.992cm" svg:y="0.763cm" presentation:class="title" presentation:user-transformed="true">
          <draw:text-box>
            <text:p text:style-name="P1"><text:span text:style-name="T4">Mesmo estando em guerra</text:span><text:span text:style-name="T4"><text:line-break/></text:span><text:span text:style-name="T4">Vou celebrando minha vitória</text:span><text:span text:style-name="T4"><text:line-break/></text:span><text:span text:style-name="T4">Eu te louvarei Te louvare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omente_20_título" presentation:presentation-page-layout-name="AL1T19">
        <draw:frame draw:name="Título 3" presentation:style-name="pr1" draw:text-style-name="P2" draw:layer="layout" svg:width="23.613cm" svg:height="17.691cm" svg:x="0.992cm" svg:y="0.763cm" presentation:class="title" presentation:user-transformed="true">
          <draw:text-box>
            <text:p text:style-name="P1"><text:span text:style-name="T4"><text:s/></text:span><text:span text:style-name="T4">Sobre toda terra, novo som se ouvirá <text:s/></text:span><text:span text:style-name="T4"><text:line-break/></text:span><text:span text:style-name="T4">Tua alegria, força pra continuar</text:span><text:span text:style-name="T4"><text:line-break/></text:span><text:span text:style-name="T4">Deus de maravilhas, que maravilha</text:span><text:span text:style-name="T4"><text:line-break/></text:span><text:span text:style-name="T4">Te louvar, te louvar, te louv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omente_20_título" presentation:presentation-page-layout-name="AL1T19">
        <draw:frame draw:name="Título 3" presentation:style-name="pr1" draw:text-style-name="P2" draw:layer="layout" svg:width="23.613cm" svg:height="17.691cm" svg:x="0.992cm" svg:y="0.763cm" presentation:class="title" presentation:user-transformed="true">
          <draw:text-box>
            <text:p text:style-name="P1"><text:span text:style-name="T4">Eu entro na tua presença pra receber o seu poder</text:span><text:span text:style-name="T4"><text:line-break/></text:span><text:span text:style-name="T4">E quanto mais o tempo passa mais quero Deus</text:span><text:span text:style-name="T4"><text:line-break/></text:span><text:span text:style-name="T4">O fogo cai a igreja canta o inimigo vai ao chão</text:span><text:span text:style-name="T4"><text:line-break/></text:span><text:span text:style-name="T4">Fogo e glória nas cabeças, mil graus de unção</text:span><text:span text:style-name="T4"><text:line-break/></text:span><text:span text:style-name="T4">Mil graus de unção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omente_20_título" presentation:presentation-page-layout-name="AL1T19">
        <draw:frame draw:name="Título 3" presentation:style-name="pr1" draw:text-style-name="P2" draw:layer="layout" svg:width="23.613cm" svg:height="17.691cm" svg:x="0.992cm" svg:y="0.763cm" presentation:class="title" presentation:user-transformed="true">
          <draw:text-box>
            <text:p text:style-name="P1"><text:span text:style-name="T4">O som da festa vai subir</text:span><text:span text:style-name="T4"><text:line-break/></text:span><text:span text:style-name="T4">Sua glória descerá</text:span><text:span text:style-name="T4"><text:line-break/></text:span><text:span text:style-name="T4">Se ouvirá um novo som</text:span><text:span text:style-name="T4"><text:line-break/></text:span><text:span text:style-name="T4">De aleluia, Aleluia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omente_20_título-background" style:display-name="Somente título-background" style:family="presentation">
      <style:graphic-properties draw:stroke="none" draw:fill="solid" draw:fill-color="#ffffff"/>
      <style:text-properties style:letter-kerning="true"/>
    </style:style>
    <style:style style:name="Somente_20_título-backgroundobjects" style:display-name="Soment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mente_20_título-notes" style:display-name="Soment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mente_20_título-outline1" style:display-name="Somente título-outline1" style:family="presentation">
      <style:graphic-properties draw:stroke="none" draw:fill="none" draw:auto-grow-height="false" draw:fit-to-size="shrink-to-fit">
        <text:list-style style:name="Somente_20_título-outline1" style:display-name="Soment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omente_20_título-outline2" style:display-name="Somente título-outline2" style:family="presentation" style:parent-style-name="Soment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omente_20_título-outline3" style:display-name="Somente título-outline3" style:family="presentation" style:parent-style-name="Soment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mente_20_título-outline4" style:display-name="Somente título-outline4" style:family="presentation" style:parent-style-name="Soment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mente_20_título-outline5" style:display-name="Somente título-outline5" style:family="presentation" style:parent-style-name="Somente_20_título-outline4">
      <style:paragraph-properties fo:margin-top="0.1cm" fo:margin-bottom="0cm"/>
      <style:text-properties fo:font-size="20pt" style:font-size-asian="20pt" style:font-size-complex="20pt"/>
    </style:style>
    <style:style style:name="Somente_20_título-outline6" style:display-name="Somente título-outline6" style:family="presentation" style:parent-style-name="Somente_20_título-outline5">
      <style:paragraph-properties fo:margin-top="0.1cm" fo:margin-bottom="0cm"/>
      <style:text-properties fo:font-size="20pt" style:font-size-asian="20pt" style:font-size-complex="20pt"/>
    </style:style>
    <style:style style:name="Somente_20_título-outline7" style:display-name="Somente título-outline7" style:family="presentation" style:parent-style-name="Somente_20_título-outline6">
      <style:paragraph-properties fo:margin-top="0.1cm" fo:margin-bottom="0cm"/>
      <style:text-properties fo:font-size="20pt" style:font-size-asian="20pt" style:font-size-complex="20pt"/>
    </style:style>
    <style:style style:name="Somente_20_título-outline8" style:display-name="Somente título-outline8" style:family="presentation" style:parent-style-name="Somente_20_título-outline7">
      <style:paragraph-properties fo:margin-top="0.1cm" fo:margin-bottom="0cm"/>
      <style:text-properties fo:font-size="20pt" style:font-size-asian="20pt" style:font-size-complex="20pt"/>
    </style:style>
    <style:style style:name="Somente_20_título-outline9" style:display-name="Somente título-outline9" style:family="presentation" style:parent-style-name="Somente_20_título-outline8">
      <style:paragraph-properties fo:margin-top="0.1cm" fo:margin-bottom="0cm"/>
      <style:text-properties fo:font-size="20pt" style:font-size-asian="20pt" style:font-size-complex="20pt"/>
    </style:style>
    <style:style style:name="Somente_20_título-subtitle" style:display-name="Somente título-subtitle" style:family="presentation">
      <style:graphic-properties draw:stroke="none" draw:fill="none" draw:textarea-vertical-align="middle">
        <text:list-style style:name="Somente_20_título-subtitle" style:display-name="Soment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mente_20_título-title" style:display-name="Somente título-title" style:family="presentation">
      <style:graphic-properties draw:stroke="none" draw:fill="none" draw:textarea-vertical-align="middle">
        <text:list-style style:name="Somente_20_título-title" style:display-name="Soment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oment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oment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Soment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omente_20_títul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Somente_20_título" style:display-name="Somente título" style:page-layout-name="PM1" draw:style-name="Mdp1">
      <draw:frame draw:name="Título 1" presentation:style-name="Mpr1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que para editar o estilo do título mestre</text:span></text:p>
        </draw:text-box>
      </draw:frame>
      <draw:frame draw:name="Espaço Reservado para Data 2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7-02-12">12/02/17</text:date></text:span></text:p>
        </draw:text-box>
      </draw:frame>
      <draw:frame draw:name="Espaço Reservado para Rodapé 3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ço Reservado para Número de Slide 4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Soment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omente_20_título-title" draw:layer="backgroundobjects" svg:width="14.848cm" svg:height="11.136cm" svg:x="3.075cm" svg:y="2.257cm" presentation:class="page"/>
        <draw:frame presentation:style-name="Soment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1000 Graus Renascer Praise</dc:title>
    <meta:initial-creator>IVANILTO</meta:initial-creator>
    <meta:editing-cycles>3</meta:editing-cycles>
    <meta:creation-date>2016-12-12T19:27:40</meta:creation-date>
    <dc:date>2017-02-12T15:10:38.517299375</dc:date>
    <meta:editing-duration>PT10M14S</meta:editing-duration>
    <meta:generator>LibreOffice/5.2.5.1$Linux_X86_64 LibreOffice_project/20m0$Build-1</meta:generator>
    <meta:document-statistic meta:object-count="54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</office:meta>
</office:document-meta>
</file>